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6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18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4cm" fo:min-width="0.401cm"/>
    </style:style>
    <style:style style:name="gr4" style:family="graphic" style:parent-style-name="objectwithoutfill">
      <style:graphic-properties svg:stroke-width="0.212cm" draw:marker-start-width="0.518cm" draw:marker-end-width="0.518cm" draw:stroke-linejoin="round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text-properties fo:color="#5983b0" loext:opacity="100%" style:font-name="Impact" fo:font-size="26pt" fo:font-weight="normal"/>
    </style:style>
    <style:style style:name="P2" style:family="paragraph">
      <loext:graphic-properties draw:fill="none" draw:fill-color="#ffffff"/>
      <style:text-properties fo:color="#5983b0" loext:opacity="100%" loext:color-lum-mod="100%" loext:color-lum-off="0%" style:font-name="Impact" fo:font-size="26pt" fo:font-weight="normal" style:font-size-asian="20pt" style:font-size-complex="20pt"/>
    </style:style>
    <style:style style:name="P3" style:family="paragraph">
      <style:text-properties fo:color="#999999" loext:opacity="100%" style:font-name="Impact" fo:font-size="26pt"/>
    </style:style>
    <style:style style:name="P4" style:family="paragraph">
      <loext:graphic-properties draw:fill="none" draw:fill-color="#ffffff"/>
      <style:text-properties fo:color="#999999" loext:opacity="100%" loext:color-lum-mod="100%" loext:color-lum-off="0%" style:font-name="Impact" fo:font-size="26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5983b0" loext:opacity="100%" fo:font-weight="bold" style:font-size-asian="22pt" style:font-weight-asian="bold" style:font-size-complex="22pt" style:font-weight-complex="bold"/>
    </style:style>
    <style:style style:name="T2" style:family="text">
      <style:text-properties fo:color="#999999" loext:opacity="100%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81cm" svg:height="1.412cm" svg:x="1.153cm" svg:y="0.261cm">
          <draw:text-box>
            <text:p text:style-name="P1"><text:span text:style-name="T1">INFER</text:span></text:p>
          </draw:text-box>
        </draw:frame>
        <draw:frame draw:style-name="gr2" draw:text-style-name="P4" draw:layer="layout" svg:width="3.864cm" svg:height="1.432cm" svg:x="3.167cm" svg:y="0.256cm">
          <draw:text-box>
            <text:p text:style-name="P3"><text:span text:style-name="T2">INSIGHT</text:span></text:p>
          </draw:text-box>
        </draw:frame>
        <draw:custom-shape draw:style-name="gr3" draw:text-style-name="P5" draw:layer="layout" svg:width="1.43cm" svg:height="1.412cm" svg:x="0.013cm" svg:y="0.167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6" draw:layer="layout" svg:x1="0.183cm" svg:y1="1.329cm" svg:x2="0.847cm" svg:y2="1.329cm">
          <text:p/>
        </draw:line>
        <draw:line draw:style-name="gr4" draw:text-style-name="P6" draw:layer="layout" svg:x1="0.638cm" svg:y1="0.383cm" svg:x2="1.253cm" svg:y2="0.383cm">
          <text:p/>
        </draw:line>
        <draw:line draw:style-name="gr5" draw:text-style-name="P6" draw:layer="layout" svg:x1="0.743cm" svg:y1="0.302cm" svg:x2="0.743cm" svg:y2="1.4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67cm" fo:margin-bottom="0.167cm" fo:margin-left="0.167cm" fo:margin-right="0.167cm" fo:page-width="6.402cm" fo:page-height="1.7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17T17:03:47.650000000</dc:date>
    <meta:editing-duration>PT1H26M26S</meta:editing-duration>
    <meta:editing-cycles>2</meta:editing-cycles>
    <meta:generator>LibreOffice/7.5.5.2$Windows_X86_64 LibreOffice_project/ca8fe7424262805f223b9a2334bc7181abbcbf5e</meta:generator>
    <meta:document-statistic meta:object-count="6"/>
  </office:meta>
</office:document-meta>
</file>